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llelApplicationEventsIntegrationTests.executeTestsInParallel( Class &lt; ? &gt; test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TestInstancePerMethodTestCase.test10( ApplicationEvents events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stancePerMethodTestCase.test4( ApplicationEvents events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stancePerMethodTestCase.test1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stancePerMethodTestCase.test9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stancePerMethodTestCase.test3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stancePerMethodTestCase.assertPayloads( Stream &lt; String &gt; events , String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stancePerMethodTestCase.test2( ApplicationEvents events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llelApplicationEventsIntegrationTests.resetPayloa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stancePerMethodTestCase.test7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stancePerMethodTestCase.assertTestExpectations( ApplicationEvents events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InstancePerMethodTestCase.test6( ApplicationEvents events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stancePerMethodTestCase.test5(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stancePerMethodTestCase.test8( ApplicationEvents events , TestInfo test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